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rinda" svg:font-family="Vrinda" style:font-family-generic="system" style:font-pitch="variable"/>
    <style:font-face style:name="Vrinda1" svg:font-family="Vrinda"/>
  </office:font-face-decls>
  <office:automatic-styles>
    <style:style style:name="P1" style:family="paragraph" style:parent-style-name="Standard">
      <style:text-properties officeooo:paragraph-rsid="0019c5c5"/>
    </style:style>
    <style:style style:name="P2" style:family="paragraph" style:parent-style-name="Standard">
      <style:text-properties officeooo:rsid="001a57e9" officeooo:paragraph-rsid="001a57e9"/>
    </style:style>
    <style:style style:name="T1" style:family="text">
      <style:text-properties officeooo:rsid="0019c5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 and R Studio installation</text:span></text:p>
      <text:p text:style-name="Standard"><text:a xlink:type="simple" xlink:href="https://techvidvan.com/tutorials/install-r/" text:style-name="Internet_20_link" text:visited-style-name="Visited_20_Internet_20_Link"/></text:p>
      <text:p text:style-name="Standard"><text:a xlink:type="simple" xlink:href="https://techvidvan.com/tutorials/install-r/" text:style-name="Internet_20_link" text:visited-style-name="Visited_20_Internet_20_Link">https://techvidvan.com/tutorials/install-r/</text:a></text:p>
      <text:p text:style-name="Standard"/>
      <text:p text:style-name="Standard"/>
      <text:p text:style-name="P2">Packages to Install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rinda" svg:font-family="Vrinda" style:font-family-generic="system" style:font-pitch="variable"/>
    <style:font-face style:name="Vrinda1" svg:font-family="Vrind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Vrinda" style:font-size-complex="12pt" style:language-complex="bn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Vrinda" style:font-size-complex="12pt" style:language-complex="bn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Vrinda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1" style:font-family-complex="Vrind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Vrinda1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Vrinda1" style:font-family-complex="Vrinda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2:10:45.528000000</meta:creation-date>
    <dc:date>2022-02-12T14:58:12.444000000</dc:date>
    <meta:editing-duration>PT2H7M16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" meta:word-count="9" meta:character-count="89" meta:non-whitespace-character-count="83"/>
  </office:meta>
</office:document-meta>
</file>